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7cde4"/>
    </style:style>
    <style:style style:name="P2" style:family="paragraph" style:parent-style-name="Table_20_Contents">
      <style:text-properties officeooo:paragraph-rsid="00199386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bold" officeooo:rsid="00f0c392" officeooo:paragraph-rsid="005600c5" fo:background-color="transparent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officeooo:rsid="00e4643c" officeooo:paragraph-rsid="00e4643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officeooo:rsid="00e4643c" officeooo:paragraph-rsid="00e61362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bold" officeooo:rsid="00e4643c" officeooo:paragraph-rsid="00ee23e0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officeooo:rsid="00f0c392" officeooo:paragraph-rsid="00e4643c" style:font-size-asian="12pt" style:font-weight-asian="bold" style:font-size-complex="12pt" style:font-weight-complex="bold"/>
    </style:style>
    <style:style style:name="P9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P10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P11" style:family="paragraph" style:parent-style-name="Normal">
      <style:paragraph-properties fo:margin-top="0in" fo:margin-bottom="0in" loext:contextual-spacing="false" fo:text-align="start" style:justify-single-word="false"/>
      <style:text-properties style:font-name="Arial" fo:font-size="14pt" fo:font-weight="bold" officeooo:rsid="000c2e41" officeooo:paragraph-rsid="0017cde4" style:font-size-asian="14pt" style:font-weight-asian="bold" style:font-size-complex="14pt" style:font-weight-complex="bold"/>
    </style:style>
    <style:style style:name="P12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weight="bold" officeooo:rsid="000c2e41" officeooo:paragraph-rsid="000c2e4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fo:font-weight="bold" officeooo:rsid="002a9581" officeooo:paragraph-rsid="002a958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weight="bold" officeooo:rsid="0040e014" officeooo:paragraph-rsid="0040e01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weight="normal" officeooo:rsid="004cd5fa" officeooo:paragraph-rsid="004cd5fa" style:font-size-asian="14pt" style:font-weight-asian="normal" style:font-size-complex="14pt" style:font-weight-complex="normal"/>
    </style:style>
    <style:style style:name="T1" style:family="text">
      <style:text-properties style:font-name="Arial1" fo:font-size="26pt" fo:font-weight="bold" style:font-size-asian="26pt" style:font-weight-asian="bold" style:font-name-complex="Arial1"/>
    </style:style>
    <style:style style:name="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T3" style:family="text">
      <style:text-properties officeooo:rsid="002c6573"/>
    </style:style>
    <style:style style:name="T4" style:family="text">
      <style:text-properties officeooo:rsid="0042cbaf"/>
    </style:style>
    <style:style style:name="T5" style:family="text">
      <style:text-properties officeooo:rsid="00199386"/>
    </style:style>
    <style:style style:name="T6" style:family="text">
      <style:text-properties officeooo:rsid="003f174c"/>
    </style:style>
    <style:style style:name="T7" style:family="text">
      <style:text-properties officeooo:rsid="004d5436"/>
    </style:style>
    <style:style style:name="T8" style:family="text">
      <style:text-properties officeooo:rsid="00530d40"/>
    </style:style>
    <style:style style:name="T9" style:family="text">
      <style:text-properties fo:font-weight="normal" officeooo:rsid="00cb24cb" fo:background-color="transparent" loext:char-shading-value="0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3333ff"/>
    </style:style>
    <style:style style:name="T12" style:family="text">
      <style:text-properties fo:color="#ff3333"/>
    </style:style>
    <style:style style:name="T13" style:family="text">
      <style:text-properties officeooo:rsid="004a66c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4">Seznam <text:span text:style-name="T6">Delov Stavbe</text:span></text:p>
      <text:p text:style-name="P14"/>
      <text:p text:style-name="P15"><text:span text:style-name="T8">Vključeni programi</text:span>:</text:p>
      <text:p text:style-name="P16">{% for <text:span text:style-name="T7">object</text:span> in program %}<text:span text:style-name="T13">{{ object.oznaka }}. {{ object.naziv }}</text:span></text:p>
      <text:p text:style-name="P16">{% endfor %}</text:p>
      <text:p text:style-name="P13"/>
      <text:p text:style-name="P4"/>
      <text:p text:style-name="P6">{% regroup <text:span text:style-name="T9">deli_filter_list</text:span> by podskupina.skupina as skupina_list2 %}{% for object in skupina_list2 %}<text:span text:style-name="T12">{{ object.grouper}}</text:span></text:p>
      <text:p text:style-name="P5">{% regroup object.list by podskupina as podskupina_list2 %}{% for object in podskupina_list2 %}<text:tab/>-<text:span text:style-name="T11">{{ object.grouper}}</text:span></text:p>
      <text:p text:style-name="P5">{% for object in object.list %}<text:tab/><text:tab/>-<text:span text:style-name="T10">{{ object.oznaka}}. {{ object.naziv}}</text:span></text:p>
      <text:p text:style-name="P5">{% endfor %}</text:p>
      <text:p text:style-name="P7">{% endfor %}</text:p>
      <text:p text:style-name="P5">{% endfor %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A1" style:family="table-cell">
      <style:table-cell-properties style:vertical-align="" fo:padding="0.0382in" fo:border="none"/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Header">
      <style:text-properties officeooo:paragraph-rsid="0017cde4"/>
    </style:style>
    <style:style style:name="MP2" style:family="paragraph" style:parent-style-name="Table_20_Contents">
      <style:text-properties officeooo:paragraph-rsid="00199386"/>
    </style:style>
    <style:style style:name="MP3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M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MP5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</style:style>
    <style:style style:name="MT1" style:family="text">
      <style:text-properties style:font-name="Arial1" fo:font-size="26pt" fo:font-weight="bold" style:font-size-asian="26pt" style:font-weight-asian="bold" style:font-name-complex="Arial1"/>
    </style:style>
    <style:style style:name="MT2" style:family="text">
      <style:text-properties officeooo:rsid="002c6573"/>
    </style:style>
    <style:style style:name="MT3" style:family="text">
      <style:text-properties officeooo:rsid="0042cbaf"/>
    </style:style>
    <style:style style:name="MT4" style:family="text">
      <style:text-properties officeooo:rsid="00199386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0"><draw:image xlink:href="Pictures/10000000000000DA000000311D347C4DEC9128A9.png" xlink:type="simple" xlink:show="embed" xlink:actuate="onLoad"/></draw:frame></text:span></text:span></text:p>
            </table:table-cell>
            <table:table-cell table:style-name="Table2.B1" office:value-type="string">
              <text:p text:style-name="MP3"><text:span text:style-name="MT2">LS</text:span>-0<text:span text:style-name="MT3">2</text:span>-20170220-0001</text:p>
              <text:p text:style-name="MP4">Nova Gorica, <text:span text:style-name="MT4">{{ datum_danes }}</text:span></text:p>
            </table:table-cell>
          </table:table-row>
        </table:table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5">Dokument je last EDAFM d.o.o. Neavtorizirano kopiranje ni dovoljeno.</text:p>
            </table:table-cell>
            <table:table-cell table:style-name="Table1.A1" office:value-type="string">
              <text:p text:style-name="MP6"><draw:frame draw:style-name="Mfr2" draw:name="Image2" text:anchor-type="as-char" svg:y="0in" svg:width="0.3756in" style:rel-width="scale" svg:height="0.3866in" style:rel-height="scale" draw:z-index="1"><draw:image xlink:href="Pictures/100000000000006C00000089FA0C6EBA6AFA0D13.png" xlink:type="simple" xlink:show="embed" xlink:actuate="onLoad"/></draw:frame></text:p>
            </table:table-cell>
          </table:table-row>
        </table:table>
        <text:p text:style-name="Footer"/>
      </style:footer>
    </style:master-page>
    <style:master-page style:name="MP0" style:page-layout-name="Mpm2">
      <style:header>
        <text:p text:style-name="Normal"><text:s/></text:p>
      </style:header>
      <style:footer>
        <text:p text:style-name="Footer">EDA FM, upravljanje stavb, d.o.o.</text:p>
        <text:p text:style-name="Footer">Delpinova ulica 18 B</text:p>
        <text:p text:style-name="Footer">5000 Nova Gor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48:57.687926572</meta:creation-date>
    <dc:date>2017-05-01T03:27:55.399989506</dc:date>
    <meta:editing-duration>PT3H43M52S</meta:editing-duration>
    <meta:editing-cycles>211</meta:editing-cycles>
    <meta:generator>LibreOffice/5.1.6.2$Linux_X86_64 LibreOffice_project/10m0$Build-2</meta:generator>
    <meta:document-statistic meta:table-count="2" meta:image-count="2" meta:object-count="0" meta:page-count="1" meta:paragraph-count="19" meta:word-count="94" meta:character-count="647" meta:non-whitespace-character-count="567"/>
  </office:meta>
</office:document-meta>
</file>